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5in" fo:margin-right="0in" fo:line-height="115%" fo:text-align="justify" style:justify-single-word="false" fo:text-indent="0in" style:auto-text-indent="false" fo:break-before="auto" fo:break-after="auto" style:writing-mode="lr-tb"/>
      <style:text-properties style:font-name="Courier New" fo:font-weight="bold" style:font-name-asian="Courier New" style:font-weight-asian="bold" style:font-name-complex="Courier New" style:font-weight-complex="bold"/>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line-height="115%" fo:break-before="auto" fo:break-after="auto" style:writing-mode="lr-tb"/>
      <style:text-properties style:font-name="Courier New" style:font-name-asian="Courier New" style:font-name-complex="Courier New"/>
    </style:style>
    <style:style style:name="P4" style:family="paragraph" style:parent-style-name="Standard">
      <style:paragraph-properties fo:line-height="115%" fo:text-align="justify" style:justify-single-word="false" fo:break-before="auto" fo:break-after="auto" style:writing-mode="lr-tb"/>
      <style:text-properties style:font-name="Courier New" style:font-name-asian="Courier New" style:font-name-complex="Courier New"/>
    </style:style>
    <style:style style:name="P5" style:family="paragraph" style:parent-style-name="Standard">
      <style:paragraph-properties fo:margin-left="0in" fo:margin-right="0in" fo:line-height="115%" fo:text-align="justify" style:justify-single-word="false" fo:text-indent="0.5in" style:auto-text-indent="false" fo:break-before="auto" fo:break-after="auto" style:writing-mode="lr-tb"/>
      <style:text-properties style:font-name="Courier New" style:font-name-asian="Courier New" style:font-name-complex="Courier New"/>
    </style:style>
    <style:style style:name="P6" style:family="paragraph" style:parent-style-name="Standard" style:master-page-name="Standard">
      <style:paragraph-properties fo:margin-left="0.5in" fo:margin-right="0in" fo:line-height="115%" fo:text-align="justify" style:justify-single-word="false" fo:text-indent="0in" style:auto-text-indent="false" style:page-number="auto" fo:break-before="auto" fo:break-after="auto" style:writing-mode="lr-tb"/>
      <style:text-properties style:font-name="Courier New" style:text-underline-style="solid" style:text-underline-width="auto" style:text-underline-color="font-color" fo:font-weight="bold" style:font-name-asian="Courier New" style:font-weight-asian="bold" style:font-name-complex="Courier New" style:font-weight-complex="bold"/>
    </style:style>
    <style:style style:name="P7" style:family="paragraph" style:parent-style-name="Standard" style:list-style-name="LS1">
      <style:paragraph-properties fo:margin-top="0in" fo:margin-bottom="0in" loext:contextual-spacing="false" fo:line-height="115%" fo:text-align="justify" style:justify-single-word="false" fo:break-before="auto" fo:break-after="auto" style:writing-mode="lr-tb"/>
      <style:text-properties style:font-name="Courier New" style:font-name-asian="Courier New" style:font-name-complex="Courier New"/>
    </style:style>
    <style:style style:name="P8" style:family="paragraph" style:parent-style-name="Standard" style:list-style-name="LS1">
      <style:paragraph-properties fo:margin-top="0in" fo:margin-bottom="0in" loext:contextual-spacing="false" fo:line-height="115%" fo:text-align="justify" style:justify-single-word="false" fo:break-before="auto" fo:break-after="auto" style:writing-mode="lr-tb"/>
      <style:text-properties style:font-name="Courier New" officeooo:paragraph-rsid="001f79b4" style:font-name-asian="Courier New" style:font-name-complex="Courier New"/>
    </style:style>
    <style:style style:name="P9" style:family="paragraph" style:parent-style-name="Standard" style:list-style-name="LS1">
      <style:paragraph-properties fo:margin-top="0in" fo:margin-bottom="0in" loext:contextual-spacing="false" fo:line-height="115%" fo:text-align="justify" style:justify-single-word="false" fo:break-before="auto" fo:break-after="auto" style:writing-mode="lr-tb"/>
      <style:text-properties style:font-name="Courier New" officeooo:paragraph-rsid="00206d33" style:font-name-asian="Courier New" style:font-name-complex="Courier New"/>
    </style:style>
    <style:style style:name="P10" style:family="paragraph" style:parent-style-name="Standard" style:list-style-name="LS1">
      <style:paragraph-properties fo:margin-top="0in" fo:margin-bottom="0in" loext:contextual-spacing="false" fo:line-height="115%" fo:text-align="justify" style:justify-single-word="false" fo:break-before="auto" fo:break-after="auto" style:writing-mode="lr-tb"/>
      <style:text-properties fo:background-color="transparent"/>
    </style:style>
    <style:style style:name="P11" style:family="paragraph" style:parent-style-name="Standard" style:list-style-name="LS1">
      <style:paragraph-properties fo:margin-top="0in" fo:margin-bottom="0in" loext:contextual-spacing="false" fo:line-height="115%" fo:text-align="justify" style:justify-single-word="false" style:writing-mode="lr-tb"/>
      <style:text-properties style:font-name="Courier New" style:font-name-asian="Courier New" style:font-name-complex="Courier New"/>
    </style:style>
    <style:style style:name="P12" style:family="paragraph" style:parent-style-name="Standard" style:list-style-name="LS1">
      <style:paragraph-properties fo:margin-top="0in" fo:margin-bottom="0in" loext:contextual-spacing="false" fo:line-height="115%" fo:text-align="justify" style:justify-single-word="false" style:writing-mode="lr-tb"/>
      <style:text-properties style:font-name="Courier New" officeooo:paragraph-rsid="001f79b4" style:font-name-asian="Courier New" style:font-name-complex="Courier New"/>
    </style:style>
    <style:style style:name="P13" style:family="paragraph" style:parent-style-name="Standard" style:list-style-name="LS1">
      <style:paragraph-properties fo:margin-top="0in" fo:margin-bottom="0in" loext:contextual-spacing="false" fo:line-height="115%" fo:text-align="justify" style:justify-single-word="false" style:writing-mode="lr-tb"/>
      <style:text-properties style:font-name="Courier New" officeooo:paragraph-rsid="00206d33" style:font-name-asian="Courier New" style:font-name-complex="Courier New"/>
    </style:style>
    <style:style style:name="P14" style:family="paragraph" style:parent-style-name="Standard" style:list-style-name="LS1">
      <style:paragraph-properties fo:margin-top="0in" fo:margin-bottom="0in" loext:contextual-spacing="false" fo:line-height="115%" fo:text-align="justify" style:justify-single-word="false" style:writing-mode="lr-tb"/>
      <style:text-properties style:font-name="Courier New" officeooo:paragraph-rsid="00230890" style:font-name-asian="Courier New" style:font-name-complex="Courier New"/>
    </style:style>
    <style:style style:name="P15" style:family="paragraph" style:parent-style-name="Standard" style:list-style-name="LS1">
      <style:paragraph-properties fo:margin-top="0in" fo:margin-bottom="0in" loext:contextual-spacing="false" fo:line-height="115%" fo:text-align="justify" style:justify-single-word="false" style:writing-mode="lr-tb"/>
      <style:text-properties style:font-name="Courier New" officeooo:rsid="001f79b4" officeooo:paragraph-rsid="001f79b4" style:font-name-asian="Courier New" style:font-name-complex="Courier New"/>
    </style:style>
    <style:style style:name="P16" style:family="paragraph" style:parent-style-name="Standard" style:list-style-name="LS1">
      <style:paragraph-properties fo:margin-top="0in" fo:margin-bottom="0in" loext:contextual-spacing="false" fo:line-height="115%" fo:text-align="justify" style:justify-single-word="false" style:writing-mode="lr-tb"/>
      <style:text-properties style:font-name="Courier New" officeooo:rsid="00206d33" officeooo:paragraph-rsid="00206d33" style:font-name-asian="Courier New" style:font-name-complex="Courier New"/>
    </style:style>
    <style:style style:name="P17" style:family="paragraph" style:parent-style-name="Standard" style:list-style-name="LS1">
      <style:paragraph-properties fo:margin-top="0in" fo:margin-bottom="0in" loext:contextual-spacing="false" fo:line-height="115%" fo:text-align="justify" style:justify-single-word="false" style:writing-mode="lr-tb"/>
      <style:text-properties style:font-name="Courier New" officeooo:rsid="002236b7" officeooo:paragraph-rsid="002236b7" style:font-name-asian="Courier New" style:font-name-complex="Courier New"/>
    </style:style>
    <style:style style:name="P18" style:family="paragraph" style:parent-style-name="Standard" style:list-style-name="LS1">
      <style:paragraph-properties fo:margin-top="0in" fo:margin-bottom="0in" loext:contextual-spacing="false" fo:line-height="115%" fo:text-align="justify" style:justify-single-word="false" style:writing-mode="lr-tb"/>
    </style:style>
    <style:style style:name="P19" style:family="paragraph" style:parent-style-name="Standard" style:list-style-name="LS1">
      <style:paragraph-properties fo:margin-top="0in" fo:margin-bottom="0in" loext:contextual-spacing="false" fo:line-height="115%" fo:text-align="justify" style:justify-single-word="false" style:writing-mode="lr-tb"/>
      <style:text-properties officeooo:paragraph-rsid="002236b7"/>
    </style:style>
    <style:style style:name="P20" style:family="paragraph" style:parent-style-name="Standard" style:list-style-name="LS1">
      <style:paragraph-properties fo:margin-top="0in" fo:margin-bottom="0in" loext:contextual-spacing="false" fo:line-height="115%" fo:text-align="justify" style:justify-single-word="false" style:writing-mode="lr-tb"/>
      <style:text-properties officeooo:rsid="002236b7" officeooo:paragraph-rsid="002236b7"/>
    </style:style>
    <style:style style:name="T1" style:family="text">
      <style:text-properties style:font-name="Courier New" style:font-name-asian="Courier New" style:font-name-complex="Courier New"/>
    </style:style>
    <style:style style:name="T2" style:family="text">
      <style:text-properties style:font-name="Courier New" officeooo:rsid="002236b7" style:font-name-asian="Courier New" style:font-name-complex="Courier New"/>
    </style:style>
    <style:style style:name="T3" style:family="text">
      <style:text-properties officeooo:rsid="00206d33"/>
    </style:style>
    <style:style style:name="T4" style:family="text">
      <style:text-properties officeooo:rsid="001e5e57"/>
    </style:style>
    <style:style style:name="T5" style:family="text">
      <style:text-properties fo:background-color="transparent" loext:char-shading-value="0"/>
    </style:style>
    <style:style style:name="T6" style:family="text">
      <style:text-properties officeooo:rsid="001e5e57" fo:background-color="transparent" loext:char-shading-value="0"/>
    </style:style>
    <style:style style:name="T7" style:family="text">
      <style:text-properties officeooo:rsid="00206d33" fo:background-color="transparent" loext:char-shading-value="0"/>
    </style:style>
    <style:style style:name="T8" style:family="text">
      <style:text-properties officeooo:rsid="002236b7"/>
    </style:style>
    <style:style style:name="T9" style:family="text">
      <style:text-properties style:text-position="super 58%" officeooo:rsid="002236b7"/>
    </style:style>
    <style:style style:name="T10" style:family="text">
      <style:text-properties style:text-position="0% 100%"/>
    </style:style>
    <style:style style:name="T11" style:family="text">
      <style:text-properties officeooo:rsid="00230890"/>
    </style:style>
    <style:style style:name="T12" style:family="text">
      <style:text-properties officeooo:rsid="0023a39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his is not a test, but then we’ll love to see how you do it :)</text:p>
      <text:p text:style-name="P1"/>
      <text:p text:style-name="P1"/>
      <text:p text:style-name="P4">Duration: 2 Days</text:p>
      <text:p text:style-name="P2"><text:span text:style-name="T1">Report to: Nitesh Kadyan and Samya Bagchi | </text:span><text:a xlink:type="simple" xlink:href="mailto:nitesh@sbalabs.co" text:style-name="Internet_20_link" text:visited-style-name="Visited_20_Internet_20_Link">nitesh</text:a><text:a xlink:type="simple" xlink:href="mailto:nitesh@sbalabs.co" text:style-name="Internet_20_link" text:visited-style-name="Visited_20_Internet_20_Link">@</text:a><text:a xlink:type="simple" xlink:href="mailto:nitesh@sbalabs.co" text:style-name="Internet_20_link" text:visited-style-name="Visited_20_Internet_20_Link">sbalabs</text:a><text:a xlink:type="simple" xlink:href="mailto:nitesh@sbalabs.co" text:style-name="Internet_20_link" text:visited-style-name="Visited_20_Internet_20_Link">.</text:a><text:a xlink:type="simple" xlink:href="mailto:nitesh@sbalabs.co" text:style-name="Internet_20_link" text:visited-style-name="Visited_20_Internet_20_Link">co</text:a><text:span text:style-name="T1">, </text:span><text:a xlink:type="simple" xlink:href="mailto:samya@sbalabs.co" text:style-name="Internet_20_link" text:visited-style-name="Visited_20_Internet_20_Link">samya</text:a><text:a xlink:type="simple" xlink:href="mailto:samya@sbalabs.co" text:style-name="Internet_20_link" text:visited-style-name="Visited_20_Internet_20_Link">@</text:a><text:a xlink:type="simple" xlink:href="mailto:samya@sbalabs.co" text:style-name="Internet_20_link" text:visited-style-name="Visited_20_Internet_20_Link">sbalabs</text:a><text:a xlink:type="simple" xlink:href="mailto:samya@sbalabs.co" text:style-name="Internet_20_link" text:visited-style-name="Visited_20_Internet_20_Link">.</text:a><text:a xlink:type="simple" xlink:href="mailto:samya@sbalabs.co" text:style-name="Internet_20_link" text:visited-style-name="Visited_20_Internet_20_Link">co</text:a></text:p>
      <text:p text:style-name="P3"/>
      <text:p text:style-name="P4">Please send all code, and how to run it on the above email.</text:p>
      <text:p text:style-name="P4"/>
      <text:list xml:id="list5181183534914269651" text:style-name="LS1">
        <text:list-item>
          <text:p text:style-name="P8">What is the most craziest hack you have performed? Technical or non-technical.</text:p>
          <text:p text:style-name="P12"/>
          <text:p text:style-name="P15"><text:s text:c="4"/>I couldn't remember any of the cool hacks I did. But your last task just made me remember one. Once my brother wanted a project for science exhibition in his school. So he asked me if I could make him something. I had seen the makey makey during that time. I thought why not give it a shot. The idea was to make a makey makey like device which can be connected to laptop and do what a keyboard can do. So I took an old working keyboard and cracked it open to get it's circuit. After some testings I figured out how the circuit was working. Then I hooked up some wires. I didn't wanted to make all the keys. So just selected 6 keys(enough to play nfs).</text:p>
          <text:p text:style-name="P15"/>
          <text:p text:style-name="P15"><text:s text:c="4"/>To detect I basically made an voltage dividing circuit using 2 resistors. From the ground and in between I took t<text:span text:style-name="T12">w</text:span>o wires and connected it with alligator clips. Also the middle one was connected to a comparator. So when ever a person touches both wires it is equivalent to connecting a very high resistance. So the voltage at the middle point changes. This was detected using comparator. A potentiometer circuit was also there for setting the reference voltage. Then I used those outputs to create keystrokes. I don't remember exactly how, because the working of keyboard circuit was a bit tricky. I had used some demux or something to create the keystroke.</text:p>
          <text:p text:style-name="P15">I did it completely on doted pcb. So I had to solder like a crazy number of wires. Once it as made It was really really fun. First I tried typing in notepad. Then I downloaded a virtual drum software and configured keys. After that I called 6 of my friends and gave each of them an alligator clip. I held the ground one so I could be the drummer. When I started touching their hands and the drumming started everyone went crazy. It didn't took 5 minutes for every one to beat me to make the noise and just to beat me(I wish I had thought through before holding that common ground wire).</text:p>
          <text:p text:style-name="P15"/>
          <text:p text:style-name="P15"><text:soft-page-break/><text:s text:c="4"/>I wanted to create a dancing pad with it. I did downloaded some programs. But I couldn't complete it. I don't know if it was a crazy hack. It made me and my friends very happy that day, and I still feel happy thinking about it so I think it is a good hack. </text:p>
        </text:list-item>
      </text:list>
      <text:p text:style-name="P4"/>
      <text:list xml:id="list212534132184078" text:continue-numbering="true" text:style-name="LS1">
        <text:list-item>
          <text:p text:style-name="P9"><text:span text:style-name="T5">What would you like to build from the components you see in our lab?</text:span></text:p>
          <text:p text:style-name="P13"><text:span text:style-name="T6"><text:s text:c="3"/></text:span></text:p>
          <text:p text:style-name="P13"><text:span text:style-name="T6"><text:s text:c="4"/></text:span><text:span text:style-name="T4">Hmm… I wanna try to make an home automation system which can be controlled over Internet. Also control the appliances in accordance with sensor inputs. Like to check if a person is present there or control light according to ambient light or check the temp and control AC, stuff like that. I always wanted to try that, but I never had. Thanks to your tasks I feel confident that I would be able to create a basic system. </text:span></text:p>
        </text:list-item>
      </text:list>
      <text:p text:style-name="P4"/>
      <text:list xml:id="list212535259254681" text:continue-numbering="true" text:style-name="LS1">
        <text:list-item>
          <text:p text:style-name="P7"><text:span text:style-name="T5">Given an arduino and two potentiometers make a system that can control the [x, y] location of a window on your laptop screen.(Level: Easy)</text:span></text:p>
          <text:p text:style-name="P11"><text:span text:style-name="T5"><text:s text:c="4"/></text:span><text:span text:style-name="T7">To do this I connected the varying out put voltage to the analog input pins of the sparkcore. And using web ide of partice.io(I used the same for all the below problems too), a code to take the readings from analog input and fed it to a python udp server created. I had installed a tool called xdotool for moving the window. I called the xdotool using subprocess.call() function in pyhton with readings from analog pins as it's parameter.</text:span></text:p>
          <text:p text:style-name="P16"><text:span text:style-name="T7"/></text:p>
          <text:p text:style-name="P16"><text:a xlink:type="simple" xlink:href="https://github.com/RitwikGopi/sbalabs/tree/master/3" text:style-name="Internet_20_link" text:visited-style-name="Visited_20_Internet_20_Link"><text:span text:style-name="T5">https://github.com/RitwikGopi/sbalabs/tree/master/3</text:span></text:a></text:p>
          <text:p text:style-name="P16"><text:span text:style-name="T7"/></text:p>
        </text:list-item>
        <text:list-item>
          <text:p text:style-name="P7">Make one analog and one digital system which reacts to the amount of light present in the room. Be as creative as you can be. Think in terms of all 5 senses(Level: Medium)</text:p>
          <text:p text:style-name="P11"><text:s text:c="5"/><text:span text:style-name="T3">Will finish this and send by weekend.</text:span></text:p>
        </text:list-item>
      </text:list>
      <text:p text:style-name="P4"/>
      <text:list xml:id="list212534130630557" text:continue-numbering="true" text:style-name="LS1">
        <text:list-item>
          <text:p text:style-name="P10"><text:span text:style-name="T1">Monitor the current temp and humidity in our lab using a Sparkcore and plot the data in a browser running on your laptop (over WiFi). </text:span></text:p>
          <text:p text:style-name="P18"><text:span text:style-name="T1"/></text:p>
          <text:p text:style-name="P18"><text:span text:style-name="T1"><text:s text:c="4"/></text:span><text:span text:style-name="T2">I did it similar to task third. I had used a isl29125 color sensor instead of temperature and humidity sensor. The readings were taken by i2c communication. I used a library to take readings from sensor. Then again the data was send through wifi using udp protocol. This readings were received by a python server and plotted( 3 separate lines for rgb). This plot was saved as a figure. I used an apache server for hosting the webpage. In the server I created an html file </text:span><text:soft-page-break/><text:span text:style-name="T2">which simply displays the picture saved by python program. I had added a code in html to auto refresh every one second.</text:span></text:p>
          <text:p text:style-name="P20"><text:span text:style-name="T2"/></text:p>
          <text:p text:style-name="P19"><text:a xlink:type="simple" xlink:href="https://github.com/RitwikGopi/sbalabs/tree/master/5" text:style-name="Internet_20_link" text:visited-style-name="Visited_20_Internet_20_Link"><text:span text:style-name="T2">https://github.com/RitwikGopi/sbalabs/tree/master/5</text:span></text:a></text:p>
          <text:p text:style-name="P19"><text:span text:style-name="T2"/></text:p>
        </text:list-item>
        <text:list-item>
          <text:p text:style-name="P7">Make a metallic plate negatively charged. Make a mobile based analog voltmeter. Measure the voltage in the plate using the mobile based voltmeter. You can use the resources available online or contact Samya.</text:p>
          <text:p text:style-name="P11"/>
          <text:p text:style-name="P17"><text:s text:c="4"/>Like I was told by samya, with help of resources he gave I made the circuit on bread board and showed the output of the circuit to samya and nithesh in digital oscilloscope</text:p>
          <text:p text:style-name="P17"/>
        </text:list-item>
        <text:list-item>
          <text:p text:style-name="P7">Design a system that can identify the touch of skin and do something creatively out of that. Contact Samya for help. <text:a xlink:type="simple" xlink:href="mailto:Samya@sbalabs.co" text:style-name="Internet_20_link" text:visited-style-name="Visited_20_Internet_20_Link">Samya@sbalabs.co</text:a></text:p>
          <text:p text:style-name="P11"/>
          <text:p text:style-name="P14"><text:s text:c="4"/><text:span text:style-name="T8">The touch sensor was basically giving an analog out put. It changed it's value in accordance with the conductivity of object it is touched with. I used the code from 3</text:span><text:span text:style-name="T9">rd</text:span><text:span text:style-name="T8"> task to analyze the readings.</text:span></text:p>
          <text:p text:style-name="P14"><text:span text:style-name="T8"><text:s text:c="4"/>When touched with non conducting objects like paper, or when it is open it gives readings well below 100. When it is touched with skin the sensor gives varying values, but with in value 100 and 200. Most of the values were around in the range of 150. If a conducting object is used we get a reading in range of 240-255.</text:span></text:p>
          <text:p text:style-name="P14"><text:s text:c="4"/><text:span text:style-name="T11">This inference can be used to differentiate the skin touch. I couldn't think much were it can be used. It may be used with appliances which shouldn't be touched when it's power on, so power can be switched off automatically. Also may be to switch on table lamp when working or studying on a table.</text:span></text:p>
        </text:list-item>
      </text:list>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278in" fo:margin-bottom="0.0835in"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25in" fo:margin-bottom="0.0835in"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222in" fo:margin-bottom="0.0555in"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1945in" fo:margin-bottom="0.0555in"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1665in" fo:margin-bottom="0.0555in"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1665in" fo:margin-bottom="0.0555in"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0417in"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in" fo:margin-bottom="0.222in"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dc:title/>
    <meta:initial-creator/>
    <meta:editing-cycles>5</meta:editing-cycles>
    <dc:date>2016-04-13T21:25:33.151002002</dc:date>
    <meta:editing-duration>PT2H12M13S</meta:editing-duration>
    <meta:document-statistic meta:table-count="0" meta:image-count="0" meta:object-count="0" meta:page-count="3" meta:paragraph-count="26" meta:word-count="1081" meta:character-count="5935" meta:non-whitespace-character-count="4835"/>
  </office:meta>
</office:document-meta>
</file>